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automatic-styles>
    <style:style style:name="P1" style:family="paragraph" style:parent-style-name="Standard">
      <style:text-properties fo:font-weight="bold" officeooo:rsid="001f9bb8" officeooo:paragraph-rsid="001f9bb8" style:font-weight-asian="bold" style:font-weight-complex="bold"/>
    </style:style>
    <style:style style:name="P2" style:family="paragraph" style:parent-style-name="Standard">
      <style:text-properties style:font-name="Liberation Sans" officeooo:rsid="001f9bb8" officeooo:paragraph-rsid="001f9bb8"/>
    </style:style>
    <style:style style:name="P3" style:family="paragraph" style:parent-style-name="Standard">
      <style:text-properties style:font-name="Liberation Sans" fo:font-size="14pt" fo:font-weight="bold" officeooo:rsid="001f9bb8" officeooo:paragraph-rsid="001f9bb8" style:font-size-asian="14pt" style:font-weight-asian="bold" style:font-size-complex="14pt" style:font-weight-complex="bold"/>
    </style:style>
    <style:style style:name="P4" style:family="paragraph" style:parent-style-name="Standard">
      <style:paragraph-properties fo:break-before="column"/>
      <style:text-properties style:font-name="Liberation Sans" fo:font-size="14pt" fo:font-weight="bold" officeooo:rsid="001f9bb8" officeooo:paragraph-rsid="001f9bb8" style:font-size-asian="14pt" style:font-weight-asian="bold" style:font-size-complex="14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DHWIK JAGADEESH</text:p>
      <text:p text:style-name="P2">S6DS</text:p>
      <text:p text:style-name="P2">ROLL NO:04</text:p>
      <text:p text:style-name="P2"><text:tab/></text:p>
      <text:p text:style-name="P2"><text:tab/> <text:s text:c="25"/><text:span text:style-name="T2"><text:s/>MERGING, PALLINFROME AND MAX</text:span></text:p>
      <text:p text:style-name="P2"><text:span text:style-name="T2">---------------------------------------------------------------------------------------------------------------</text:span></text:p>
      <text:p text:style-name="P3"/>
      <text:p text:style-name="P3">data1=data.frame(</text:p>
      <text:p text:style-name="P3"><text:s text:c="2"/>name=c('alen','amal'),</text:p>
      <text:p text:style-name="P3"><text:s text:c="2"/>class=c('s2ds','s4ds'),</text:p>
      <text:p text:style-name="P3"><text:s text:c="2"/>DOB=c(2001,2002)</text:p>
      <text:p text:style-name="P3">)</text:p>
      <text:p text:style-name="P3">data2=data.frame(</text:p>
      <text:p text:style-name="P3"><text:s text:c="2"/>name=c('alen','amal'),</text:p>
      <text:p text:style-name="P3"><text:s text:c="2"/>mark1=c(50,40),</text:p>
      <text:p text:style-name="P3"><text:s text:c="2"/>mark2=c(80,60)</text:p>
      <text:p text:style-name="P3">)</text:p>
      <text:p text:style-name="P3">#merging the data <text:s/></text:p>
      <text:p text:style-name="P3">data1</text:p>
      <text:p text:style-name="P3">data2</text:p>
      <text:p text:style-name="P3">maindata=merge(data1,data2,by.x='name',by.y='name')</text:p>
      <text:p text:style-name="P3">maindata</text:p>
      <text:p text:style-name="P3"/>
      <text:p text:style-name="P3"/>
      <text:p text:style-name="P3"/>
      <text:p text:style-name="P3">#for finding pallindrome</text:p>
      <text:p text:style-name="P3"/>
      <text:p text:style-name="P3">for (i in maindata$DOB){</text:p>
      <text:p text:style-name="P3"><text:s text:c="2"/>n&lt;-i</text:p>
      <text:p text:style-name="P3"><text:s text:c="2"/>num&lt;-n</text:p>
      <text:p text:style-name="P3"><text:s text:c="2"/>rev&lt;-0</text:p>
      <text:p text:style-name="P3"><text:s text:c="2"/>while(n!=0){</text:p>
      <text:p text:style-name="P3"><text:s text:c="4"/>rem&lt;-n %% 10</text:p>
      <text:p text:style-name="P3"><text:s text:c="4"/>rev&lt;-rem+(rev*10)</text:p>
      <text:p text:style-name="P3"><text:s text:c="4"/>n&lt;-as.integer(n/10)</text:p>
      <text:p text:style-name="P3"><text:s text:c="2"/>}</text:p>
      <text:p text:style-name="P3"><text:s text:c="2"/>if(rev==num){</text:p>
      <text:p text:style-name="P3"><text:s text:c="4"/>print(paste(num,"is palindrome"))</text:p>
      <text:p text:style-name="P3"><text:s text:c="4"/>write.table(num,file="palindrome.txt")</text:p>
      <text:p text:style-name="P3"><text:s text:c="2"/>}</text:p>
      <text:p text:style-name="P3">}</text:p>
      <text:p text:style-name="P3"># for finding max of rows and columns</text:p>
      <text:p text:style-name="P3"/>
      <text:p text:style-name="P3">maximum=pmax(maindata$mark1,maindata$mark2)</text:p>
      <text:p text:style-name="P3">max1=max(maindata$mark1)</text:p>
      <text:p text:style-name="P3"><text:soft-page-break/>max2=max(maindata$mark2)</text:p>
      <text:p text:style-name="P3">print(paste("maximum in row wise is",maximum))</text:p>
      <text:p text:style-name="P3">print(paste("maximum in column wise is",max1,max2))</text:p>
      <text:p text:style-name="P3"/>
      <text:p text:style-name="P3">OUTPUT:</text:p>
      <text:p text:style-name="P3">--------------</text:p>
      <text:p text:style-name="P3"/>
      <text:p text:style-name="P3"><text:s/>name class <text:s/>DOB</text:p>
      <text:p text:style-name="P3">1 alen <text:s/>s2ds 2001</text:p>
      <text:p text:style-name="P3">2 amal <text:s/>s4ds 2002</text:p>
      <text:p text:style-name="P3"/>
      <text:p text:style-name="P3"/>
      <text:p text:style-name="P3">name mark1 mark2</text:p>
      <text:p text:style-name="P3">1 alen <text:s text:c="3"/>50 <text:s text:c="7"/>80</text:p>
      <text:p text:style-name="P3">2 amal <text:s text:c="3"/>40 <text:s text:c="5"/>60</text:p>
      <text:p text:style-name="P3"/>
      <text:p text:style-name="P3"/>
      <text:p text:style-name="P3">name class <text:s/>DOB mark1 mark2</text:p>
      <text:p text:style-name="P3">1 alen <text:s/>s2ds 2001 <text:s text:c="3"/>50 <text:s text:c="3"/>80</text:p>
      <text:p text:style-name="P3">2 amal <text:s/>s4ds 2002 <text:s text:c="3"/>40 <text:s text:c="3"/>60</text:p>
      <text:p text:style-name="P3"/>
      <text:p text:style-name="P3"/>
      <text:p text:style-name="P3"/>
      <text:p text:style-name="P3">[1] "2002 is palindrome"</text:p>
      <text:p text:style-name="P3"/>
      <text:p text:style-name="P3">[1] "maximum in row wise is 80" "maximum in row wise is 60"</text:p>
      <text:p text:style-name="P3"/>
      <text:p text:style-name="P3"/>
      <text:p text:style-name="P4">[1] "maximum in column wise is 50 80"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10:57:55.512058700</meta:creation-date>
    <meta:print-date>2023-04-12T11:05:17.468062165</meta:print-date>
    <dc:date>2023-04-12T11:07:37.626734991</dc:date>
    <meta:editing-duration>PT9M42S</meta:editing-duration>
    <meta:editing-cycles>1</meta:editing-cycles>
    <meta:document-statistic meta:table-count="0" meta:image-count="0" meta:object-count="0" meta:page-count="2" meta:paragraph-count="56" meta:word-count="137" meta:character-count="1250" meta:non-whitespace-character-count="1054"/>
    <meta:generator>LibreOffice/7.3.7.2$Linux_X86_64 LibreOffice_project/30$Build-2</meta:generator>
  </office:meta>
</office:document-meta>
</file>